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2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" calcext:value-type="float">
            <text:p>000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" calcext:value-type="float">
            <text:p>000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" calcext:value-type="float">
            <text:p>000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" calcext:value-type="float">
            <text:p>000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" calcext:value-type="float">
            <text:p>000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" calcext:value-type="float">
            <text:p>000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" calcext:value-type="float">
            <text:p>000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" calcext:value-type="float">
            <text:p>000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" calcext:value-type="float">
            <text:p>000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" calcext:value-type="float">
            <text:p>000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" calcext:value-type="float">
            <text:p>000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" calcext:value-type="float">
            <text:p>000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" calcext:value-type="float">
            <text:p>000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" calcext:value-type="float">
            <text:p>000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" calcext:value-type="float">
            <text:p>000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" calcext:value-type="float">
            <text:p>000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" calcext:value-type="float">
            <text:p>000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" calcext:value-type="float">
            <text:p>000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" calcext:value-type="float">
            <text:p>000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" calcext:value-type="float">
            <text:p>000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" calcext:value-type="float">
            <text:p>000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" calcext:value-type="float">
            <text:p>000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" calcext:value-type="float">
            <text:p>000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" calcext:value-type="float">
            <text:p>000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" calcext:value-type="float">
            <text:p>000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" calcext:value-type="float">
            <text:p>000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" calcext:value-type="float">
            <text:p>000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" calcext:value-type="float">
            <text:p>000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" calcext:value-type="float">
            <text:p>000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" calcext:value-type="float">
            <text:p>000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" calcext:value-type="float">
            <text:p>000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" calcext:value-type="float">
            <text:p>000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" calcext:value-type="float">
            <text:p>000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" calcext:value-type="float">
            <text:p>000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" calcext:value-type="float">
            <text:p>000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" calcext:value-type="float">
            <text:p>000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" calcext:value-type="float">
            <text:p>000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" calcext:value-type="float">
            <text:p>000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" calcext:value-type="float">
            <text:p>000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" calcext:value-type="float">
            <text:p>000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" calcext:value-type="float">
            <text:p>000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" calcext:value-type="float">
            <text:p>000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" calcext:value-type="float">
            <text:p>000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" calcext:value-type="float">
            <text:p>000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" calcext:value-type="float">
            <text:p>000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" calcext:value-type="float">
            <text:p>000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" calcext:value-type="float">
            <text:p>000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" calcext:value-type="float">
            <text:p>000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" calcext:value-type="float">
            <text:p>000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" calcext:value-type="float">
            <text:p>000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" calcext:value-type="float">
            <text:p>000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" calcext:value-type="float">
            <text:p>000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" calcext:value-type="float">
            <text:p>000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" calcext:value-type="float">
            <text:p>000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" calcext:value-type="float">
            <text:p>000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" calcext:value-type="float">
            <text:p>000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" calcext:value-type="float">
            <text:p>000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" calcext:value-type="float">
            <text:p>000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" calcext:value-type="float">
            <text:p>000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" calcext:value-type="float">
            <text:p>000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" calcext:value-type="float">
            <text:p>000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" calcext:value-type="float">
            <text:p>000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" calcext:value-type="float">
            <text:p>000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" calcext:value-type="float">
            <text:p>000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" calcext:value-type="float">
            <text:p>000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" calcext:value-type="float">
            <text:p>000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" calcext:value-type="float">
            <text:p>000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" calcext:value-type="float">
            <text:p>000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" calcext:value-type="float">
            <text:p>000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" calcext:value-type="float">
            <text:p>000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" calcext:value-type="float">
            <text:p>000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" calcext:value-type="float">
            <text:p>000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" calcext:value-type="float">
            <text:p>000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" calcext:value-type="float">
            <text:p>000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" calcext:value-type="float">
            <text:p>000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" calcext:value-type="float">
            <text:p>000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" calcext:value-type="float">
            <text:p>000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" calcext:value-type="float">
            <text:p>000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" calcext:value-type="float">
            <text:p>000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" calcext:value-type="float">
            <text:p>000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" calcext:value-type="float">
            <text:p>000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" calcext:value-type="float">
            <text:p>000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" calcext:value-type="float">
            <text:p>000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" calcext:value-type="float">
            <text:p>000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" calcext:value-type="float">
            <text:p>000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" calcext:value-type="float">
            <text:p>000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" calcext:value-type="float">
            <text:p>000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" calcext:value-type="float">
            <text:p>000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" calcext:value-type="float">
            <text:p>000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" calcext:value-type="float">
            <text:p>000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" calcext:value-type="float">
            <text:p>000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" calcext:value-type="float">
            <text:p>000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" calcext:value-type="float">
            <text:p>000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" calcext:value-type="float">
            <text:p>000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" calcext:value-type="float">
            <text:p>000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0" calcext:value-type="float">
            <text:p>001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1" calcext:value-type="float">
            <text:p>001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3" calcext:value-type="float">
            <text:p>001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4" calcext:value-type="float">
            <text:p>001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5" calcext:value-type="float">
            <text:p>001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6" calcext:value-type="float">
            <text:p>001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7" calcext:value-type="float">
            <text:p>001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8" calcext:value-type="float">
            <text:p>001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09" calcext:value-type="float">
            <text:p>001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0" calcext:value-type="float">
            <text:p>001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1" calcext:value-type="float">
            <text:p>001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2" calcext:value-type="float">
            <text:p>001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3" calcext:value-type="float">
            <text:p>001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4" calcext:value-type="float">
            <text:p>001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5" calcext:value-type="float">
            <text:p>001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6" calcext:value-type="float">
            <text:p>001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7" calcext:value-type="float">
            <text:p>001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8" calcext:value-type="float">
            <text:p>001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19" calcext:value-type="float">
            <text:p>001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0" calcext:value-type="float">
            <text:p>001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1" calcext:value-type="float">
            <text:p>001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2" calcext:value-type="float">
            <text:p>001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3" calcext:value-type="float">
            <text:p>001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4" calcext:value-type="float">
            <text:p>001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5" calcext:value-type="float">
            <text:p>001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6" calcext:value-type="float">
            <text:p>001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7" calcext:value-type="float">
            <text:p>001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8" calcext:value-type="float">
            <text:p>001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29" calcext:value-type="float">
            <text:p>001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0" calcext:value-type="float">
            <text:p>001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1" calcext:value-type="float">
            <text:p>001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2" calcext:value-type="float">
            <text:p>001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3" calcext:value-type="float">
            <text:p>001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5" calcext:value-type="float">
            <text:p>001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6" calcext:value-type="float">
            <text:p>001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7" calcext:value-type="float">
            <text:p>001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8" calcext:value-type="float">
            <text:p>001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39" calcext:value-type="float">
            <text:p>001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0" calcext:value-type="float">
            <text:p>001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1" calcext:value-type="float">
            <text:p>001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2" calcext:value-type="float">
            <text:p>001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3" calcext:value-type="float">
            <text:p>001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4" calcext:value-type="float">
            <text:p>001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5" calcext:value-type="float">
            <text:p>001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6" calcext:value-type="float">
            <text:p>001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7" calcext:value-type="float">
            <text:p>001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8" calcext:value-type="float">
            <text:p>001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49" calcext:value-type="float">
            <text:p>001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0" calcext:value-type="float">
            <text:p>001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1" calcext:value-type="float">
            <text:p>001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2" calcext:value-type="float">
            <text:p>001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3" calcext:value-type="float">
            <text:p>001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4" calcext:value-type="float">
            <text:p>001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6" calcext:value-type="float">
            <text:p>001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7" calcext:value-type="float">
            <text:p>001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8" calcext:value-type="float">
            <text:p>001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59" calcext:value-type="float">
            <text:p>001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0" calcext:value-type="float">
            <text:p>001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1" calcext:value-type="float">
            <text:p>001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2" calcext:value-type="float">
            <text:p>001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3" calcext:value-type="float">
            <text:p>001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4" calcext:value-type="float">
            <text:p>001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5" calcext:value-type="float">
            <text:p>001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6" calcext:value-type="float">
            <text:p>001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7" calcext:value-type="float">
            <text:p>001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8" calcext:value-type="float">
            <text:p>001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69" calcext:value-type="float">
            <text:p>001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0" calcext:value-type="float">
            <text:p>001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1" calcext:value-type="float">
            <text:p>001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2" calcext:value-type="float">
            <text:p>001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3" calcext:value-type="float">
            <text:p>001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4" calcext:value-type="float">
            <text:p>001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5" calcext:value-type="float">
            <text:p>001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6" calcext:value-type="float">
            <text:p>001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7" calcext:value-type="float">
            <text:p>001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8" calcext:value-type="float">
            <text:p>001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79" calcext:value-type="float">
            <text:p>001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0" calcext:value-type="float">
            <text:p>001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1" calcext:value-type="float">
            <text:p>001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2" calcext:value-type="float">
            <text:p>001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3" calcext:value-type="float">
            <text:p>001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4" calcext:value-type="float">
            <text:p>001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5" calcext:value-type="float">
            <text:p>001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6" calcext:value-type="float">
            <text:p>001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7" calcext:value-type="float">
            <text:p>001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8" calcext:value-type="float">
            <text:p>001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89" calcext:value-type="float">
            <text:p>001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0" calcext:value-type="float">
            <text:p>001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1" calcext:value-type="float">
            <text:p>001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2" calcext:value-type="float">
            <text:p>001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3" calcext:value-type="float">
            <text:p>001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4" calcext:value-type="float">
            <text:p>001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5" calcext:value-type="float">
            <text:p>001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6" calcext:value-type="float">
            <text:p>001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7" calcext:value-type="float">
            <text:p>001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8" calcext:value-type="float">
            <text:p>001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199" calcext:value-type="float">
            <text:p>001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0" calcext:value-type="float">
            <text:p>002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1" calcext:value-type="float">
            <text:p>002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2" calcext:value-type="float">
            <text:p>002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3" calcext:value-type="float">
            <text:p>002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4" calcext:value-type="float">
            <text:p>002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5" calcext:value-type="float">
            <text:p>002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6" calcext:value-type="float">
            <text:p>002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7" calcext:value-type="float">
            <text:p>002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8" calcext:value-type="float">
            <text:p>002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09" calcext:value-type="float">
            <text:p>002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0" calcext:value-type="float">
            <text:p>002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1" calcext:value-type="float">
            <text:p>002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2" calcext:value-type="float">
            <text:p>002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3" calcext:value-type="float">
            <text:p>002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4" calcext:value-type="float">
            <text:p>002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5" calcext:value-type="float">
            <text:p>002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6" calcext:value-type="float">
            <text:p>002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7" calcext:value-type="float">
            <text:p>002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8" calcext:value-type="float">
            <text:p>002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19" calcext:value-type="float">
            <text:p>002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0" calcext:value-type="float">
            <text:p>002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1" calcext:value-type="float">
            <text:p>002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2" calcext:value-type="float">
            <text:p>002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3" calcext:value-type="float">
            <text:p>002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4" calcext:value-type="float">
            <text:p>002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5" calcext:value-type="float">
            <text:p>002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6" calcext:value-type="float">
            <text:p>002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7" calcext:value-type="float">
            <text:p>002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8" calcext:value-type="float">
            <text:p>002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29" calcext:value-type="float">
            <text:p>002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0" calcext:value-type="float">
            <text:p>002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1" calcext:value-type="float">
            <text:p>002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2" calcext:value-type="float">
            <text:p>002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3" calcext:value-type="float">
            <text:p>002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4" calcext:value-type="float">
            <text:p>002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5" calcext:value-type="float">
            <text:p>002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6" calcext:value-type="float">
            <text:p>002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7" calcext:value-type="float">
            <text:p>002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8" calcext:value-type="float">
            <text:p>002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39" calcext:value-type="float">
            <text:p>002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0" calcext:value-type="float">
            <text:p>002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1" calcext:value-type="float">
            <text:p>002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2" calcext:value-type="float">
            <text:p>002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3" calcext:value-type="float">
            <text:p>002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4" calcext:value-type="float">
            <text:p>002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5" calcext:value-type="float">
            <text:p>002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6" calcext:value-type="float">
            <text:p>002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7" calcext:value-type="float">
            <text:p>002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8" calcext:value-type="float">
            <text:p>002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49" calcext:value-type="float">
            <text:p>002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0" calcext:value-type="float">
            <text:p>002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1" calcext:value-type="float">
            <text:p>002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2" calcext:value-type="float">
            <text:p>002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3" calcext:value-type="float">
            <text:p>002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4" calcext:value-type="float">
            <text:p>002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5" calcext:value-type="float">
            <text:p>002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6" calcext:value-type="float">
            <text:p>002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7" calcext:value-type="float">
            <text:p>002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8" calcext:value-type="float">
            <text:p>002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59" calcext:value-type="float">
            <text:p>002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0" calcext:value-type="float">
            <text:p>002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1" calcext:value-type="float">
            <text:p>002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2" calcext:value-type="float">
            <text:p>002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3" calcext:value-type="float">
            <text:p>002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4" calcext:value-type="float">
            <text:p>002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5" calcext:value-type="float">
            <text:p>002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6" calcext:value-type="float">
            <text:p>002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7" calcext:value-type="float">
            <text:p>002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8" calcext:value-type="float">
            <text:p>002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69" calcext:value-type="float">
            <text:p>002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0" calcext:value-type="float">
            <text:p>002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1" calcext:value-type="float">
            <text:p>002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2" calcext:value-type="float">
            <text:p>002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3" calcext:value-type="float">
            <text:p>002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4" calcext:value-type="float">
            <text:p>002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5" calcext:value-type="float">
            <text:p>002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6" calcext:value-type="float">
            <text:p>002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7" calcext:value-type="float">
            <text:p>002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8" calcext:value-type="float">
            <text:p>002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79" calcext:value-type="float">
            <text:p>002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0" calcext:value-type="float">
            <text:p>002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1" calcext:value-type="float">
            <text:p>002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2" calcext:value-type="float">
            <text:p>002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3" calcext:value-type="float">
            <text:p>002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4" calcext:value-type="float">
            <text:p>002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5" calcext:value-type="float">
            <text:p>002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6" calcext:value-type="float">
            <text:p>002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7" calcext:value-type="float">
            <text:p>002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8" calcext:value-type="float">
            <text:p>002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89" calcext:value-type="float">
            <text:p>002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0" calcext:value-type="float">
            <text:p>002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1" calcext:value-type="float">
            <text:p>002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2" calcext:value-type="float">
            <text:p>002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3" calcext:value-type="float">
            <text:p>002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4" calcext:value-type="float">
            <text:p>002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5" calcext:value-type="float">
            <text:p>002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6" calcext:value-type="float">
            <text:p>002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7" calcext:value-type="float">
            <text:p>002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8" calcext:value-type="float">
            <text:p>002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299" calcext:value-type="float">
            <text:p>002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0" calcext:value-type="float">
            <text:p>003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1" calcext:value-type="float">
            <text:p>003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2" calcext:value-type="float">
            <text:p>003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3" calcext:value-type="float">
            <text:p>003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4" calcext:value-type="float">
            <text:p>003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5" calcext:value-type="float">
            <text:p>003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6" calcext:value-type="float">
            <text:p>003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7" calcext:value-type="float">
            <text:p>003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8" calcext:value-type="float">
            <text:p>003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09" calcext:value-type="float">
            <text:p>003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0" calcext:value-type="float">
            <text:p>003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1" calcext:value-type="float">
            <text:p>003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2" calcext:value-type="float">
            <text:p>003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3" calcext:value-type="float">
            <text:p>003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4" calcext:value-type="float">
            <text:p>003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5" calcext:value-type="float">
            <text:p>003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6" calcext:value-type="float">
            <text:p>003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7" calcext:value-type="float">
            <text:p>003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8" calcext:value-type="float">
            <text:p>003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19" calcext:value-type="float">
            <text:p>003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0" calcext:value-type="float">
            <text:p>003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1" calcext:value-type="float">
            <text:p>003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2" calcext:value-type="float">
            <text:p>003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3" calcext:value-type="float">
            <text:p>003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4" calcext:value-type="float">
            <text:p>003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5" calcext:value-type="float">
            <text:p>003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6" calcext:value-type="float">
            <text:p>003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7" calcext:value-type="float">
            <text:p>003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8" calcext:value-type="float">
            <text:p>003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29" calcext:value-type="float">
            <text:p>003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0" calcext:value-type="float">
            <text:p>003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1" calcext:value-type="float">
            <text:p>003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2" calcext:value-type="float">
            <text:p>003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3" calcext:value-type="float">
            <text:p>003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4" calcext:value-type="float">
            <text:p>003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5" calcext:value-type="float">
            <text:p>003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6" calcext:value-type="float">
            <text:p>003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7" calcext:value-type="float">
            <text:p>003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8" calcext:value-type="float">
            <text:p>003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39" calcext:value-type="float">
            <text:p>003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0" calcext:value-type="float">
            <text:p>003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1" calcext:value-type="float">
            <text:p>003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2" calcext:value-type="float">
            <text:p>003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3" calcext:value-type="float">
            <text:p>003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4" calcext:value-type="float">
            <text:p>003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5" calcext:value-type="float">
            <text:p>003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6" calcext:value-type="float">
            <text:p>003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7" calcext:value-type="float">
            <text:p>003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8" calcext:value-type="float">
            <text:p>003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49" calcext:value-type="float">
            <text:p>003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0" calcext:value-type="float">
            <text:p>003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1" calcext:value-type="float">
            <text:p>003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2" calcext:value-type="float">
            <text:p>003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3" calcext:value-type="float">
            <text:p>003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4" calcext:value-type="float">
            <text:p>003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5" calcext:value-type="float">
            <text:p>003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6" calcext:value-type="float">
            <text:p>003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7" calcext:value-type="float">
            <text:p>003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8" calcext:value-type="float">
            <text:p>003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59" calcext:value-type="float">
            <text:p>003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0" calcext:value-type="float">
            <text:p>003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1" calcext:value-type="float">
            <text:p>003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2" calcext:value-type="float">
            <text:p>003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3" calcext:value-type="float">
            <text:p>003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4" calcext:value-type="float">
            <text:p>003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5" calcext:value-type="float">
            <text:p>003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6" calcext:value-type="float">
            <text:p>003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7" calcext:value-type="float">
            <text:p>003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8" calcext:value-type="float">
            <text:p>003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69" calcext:value-type="float">
            <text:p>003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0" calcext:value-type="float">
            <text:p>003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1" calcext:value-type="float">
            <text:p>003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2" calcext:value-type="float">
            <text:p>003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3" calcext:value-type="float">
            <text:p>003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4" calcext:value-type="float">
            <text:p>003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5" calcext:value-type="float">
            <text:p>003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6" calcext:value-type="float">
            <text:p>003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7" calcext:value-type="float">
            <text:p>003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8" calcext:value-type="float">
            <text:p>003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79" calcext:value-type="float">
            <text:p>003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0" calcext:value-type="float">
            <text:p>003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1" calcext:value-type="float">
            <text:p>003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2" calcext:value-type="float">
            <text:p>003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3" calcext:value-type="float">
            <text:p>003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4" calcext:value-type="float">
            <text:p>003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5" calcext:value-type="float">
            <text:p>003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6" calcext:value-type="float">
            <text:p>003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7" calcext:value-type="float">
            <text:p>003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8" calcext:value-type="float">
            <text:p>003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89" calcext:value-type="float">
            <text:p>003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0" calcext:value-type="float">
            <text:p>003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1" calcext:value-type="float">
            <text:p>003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2" calcext:value-type="float">
            <text:p>003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3" calcext:value-type="float">
            <text:p>003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4" calcext:value-type="float">
            <text:p>003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5" calcext:value-type="float">
            <text:p>003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6" calcext:value-type="float">
            <text:p>003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7" calcext:value-type="float">
            <text:p>003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8" calcext:value-type="float">
            <text:p>003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399" calcext:value-type="float">
            <text:p>003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0" calcext:value-type="float">
            <text:p>004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1" calcext:value-type="float">
            <text:p>004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2" calcext:value-type="float">
            <text:p>004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3" calcext:value-type="float">
            <text:p>004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4" calcext:value-type="float">
            <text:p>004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5" calcext:value-type="float">
            <text:p>004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6" calcext:value-type="float">
            <text:p>004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7" calcext:value-type="float">
            <text:p>004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8" calcext:value-type="float">
            <text:p>004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09" calcext:value-type="float">
            <text:p>004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0" calcext:value-type="float">
            <text:p>004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1" calcext:value-type="float">
            <text:p>004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2" calcext:value-type="float">
            <text:p>004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3" calcext:value-type="float">
            <text:p>004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4" calcext:value-type="float">
            <text:p>004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5" calcext:value-type="float">
            <text:p>004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6" calcext:value-type="float">
            <text:p>004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7" calcext:value-type="float">
            <text:p>004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8" calcext:value-type="float">
            <text:p>004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19" calcext:value-type="float">
            <text:p>004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0" calcext:value-type="float">
            <text:p>004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1" calcext:value-type="float">
            <text:p>004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2" calcext:value-type="float">
            <text:p>004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3" calcext:value-type="float">
            <text:p>004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4" calcext:value-type="float">
            <text:p>004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5" calcext:value-type="float">
            <text:p>004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6" calcext:value-type="float">
            <text:p>004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7" calcext:value-type="float">
            <text:p>004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8" calcext:value-type="float">
            <text:p>004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29" calcext:value-type="float">
            <text:p>004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0" calcext:value-type="float">
            <text:p>004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1" calcext:value-type="float">
            <text:p>004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2" calcext:value-type="float">
            <text:p>004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3" calcext:value-type="float">
            <text:p>004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4" calcext:value-type="float">
            <text:p>004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5" calcext:value-type="float">
            <text:p>004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6" calcext:value-type="float">
            <text:p>004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7" calcext:value-type="float">
            <text:p>004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8" calcext:value-type="float">
            <text:p>004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39" calcext:value-type="float">
            <text:p>004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0" calcext:value-type="float">
            <text:p>004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1" calcext:value-type="float">
            <text:p>004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2" calcext:value-type="float">
            <text:p>004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3" calcext:value-type="float">
            <text:p>004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4" calcext:value-type="float">
            <text:p>004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5" calcext:value-type="float">
            <text:p>004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6" calcext:value-type="float">
            <text:p>004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7" calcext:value-type="float">
            <text:p>004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8" calcext:value-type="float">
            <text:p>004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49" calcext:value-type="float">
            <text:p>004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0" calcext:value-type="float">
            <text:p>004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1" calcext:value-type="float">
            <text:p>004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2" calcext:value-type="float">
            <text:p>004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3" calcext:value-type="float">
            <text:p>004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4" calcext:value-type="float">
            <text:p>004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5" calcext:value-type="float">
            <text:p>004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6" calcext:value-type="float">
            <text:p>004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7" calcext:value-type="float">
            <text:p>004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8" calcext:value-type="float">
            <text:p>004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59" calcext:value-type="float">
            <text:p>004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0" calcext:value-type="float">
            <text:p>004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1" calcext:value-type="float">
            <text:p>004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2" calcext:value-type="float">
            <text:p>004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3" calcext:value-type="float">
            <text:p>004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4" calcext:value-type="float">
            <text:p>004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5" calcext:value-type="float">
            <text:p>004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6" calcext:value-type="float">
            <text:p>004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7" calcext:value-type="float">
            <text:p>004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8" calcext:value-type="float">
            <text:p>004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69" calcext:value-type="float">
            <text:p>004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0" calcext:value-type="float">
            <text:p>004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1" calcext:value-type="float">
            <text:p>004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2" calcext:value-type="float">
            <text:p>004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3" calcext:value-type="float">
            <text:p>004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4" calcext:value-type="float">
            <text:p>004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5" calcext:value-type="float">
            <text:p>004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6" calcext:value-type="float">
            <text:p>004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7" calcext:value-type="float">
            <text:p>004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8" calcext:value-type="float">
            <text:p>004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79" calcext:value-type="float">
            <text:p>004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0" calcext:value-type="float">
            <text:p>004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1" calcext:value-type="float">
            <text:p>004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2" calcext:value-type="float">
            <text:p>004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3" calcext:value-type="float">
            <text:p>004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4" calcext:value-type="float">
            <text:p>004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5" calcext:value-type="float">
            <text:p>004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6" calcext:value-type="float">
            <text:p>004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7" calcext:value-type="float">
            <text:p>004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8" calcext:value-type="float">
            <text:p>004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89" calcext:value-type="float">
            <text:p>004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0" calcext:value-type="float">
            <text:p>004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1" calcext:value-type="float">
            <text:p>004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2" calcext:value-type="float">
            <text:p>004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3" calcext:value-type="float">
            <text:p>004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4" calcext:value-type="float">
            <text:p>004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5" calcext:value-type="float">
            <text:p>004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6" calcext:value-type="float">
            <text:p>004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7" calcext:value-type="float">
            <text:p>004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8" calcext:value-type="float">
            <text:p>004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499" calcext:value-type="float">
            <text:p>004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0" calcext:value-type="float">
            <text:p>005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1" calcext:value-type="float">
            <text:p>005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2" calcext:value-type="float">
            <text:p>005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3" calcext:value-type="float">
            <text:p>005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4" calcext:value-type="float">
            <text:p>005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5" calcext:value-type="float">
            <text:p>005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6" calcext:value-type="float">
            <text:p>005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7" calcext:value-type="float">
            <text:p>005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8" calcext:value-type="float">
            <text:p>005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09" calcext:value-type="float">
            <text:p>005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0" calcext:value-type="float">
            <text:p>005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1" calcext:value-type="float">
            <text:p>005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2" calcext:value-type="float">
            <text:p>005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3" calcext:value-type="float">
            <text:p>005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4" calcext:value-type="float">
            <text:p>005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5" calcext:value-type="float">
            <text:p>005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6" calcext:value-type="float">
            <text:p>005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7" calcext:value-type="float">
            <text:p>005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8" calcext:value-type="float">
            <text:p>005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19" calcext:value-type="float">
            <text:p>005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0" calcext:value-type="float">
            <text:p>005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1" calcext:value-type="float">
            <text:p>005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2" calcext:value-type="float">
            <text:p>005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3" calcext:value-type="float">
            <text:p>005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4" calcext:value-type="float">
            <text:p>005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5" calcext:value-type="float">
            <text:p>005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6" calcext:value-type="float">
            <text:p>005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7" calcext:value-type="float">
            <text:p>005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8" calcext:value-type="float">
            <text:p>005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29" calcext:value-type="float">
            <text:p>005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0" calcext:value-type="float">
            <text:p>005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1" calcext:value-type="float">
            <text:p>005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2" calcext:value-type="float">
            <text:p>005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3" calcext:value-type="float">
            <text:p>005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4" calcext:value-type="float">
            <text:p>005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5" calcext:value-type="float">
            <text:p>005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6" calcext:value-type="float">
            <text:p>005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7" calcext:value-type="float">
            <text:p>005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8" calcext:value-type="float">
            <text:p>005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39" calcext:value-type="float">
            <text:p>005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0" calcext:value-type="float">
            <text:p>005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1" calcext:value-type="float">
            <text:p>005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2" calcext:value-type="float">
            <text:p>005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3" calcext:value-type="float">
            <text:p>005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4" calcext:value-type="float">
            <text:p>005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5" calcext:value-type="float">
            <text:p>005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6" calcext:value-type="float">
            <text:p>005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7" calcext:value-type="float">
            <text:p>005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8" calcext:value-type="float">
            <text:p>005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49" calcext:value-type="float">
            <text:p>005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0" calcext:value-type="float">
            <text:p>005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1" calcext:value-type="float">
            <text:p>005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2" calcext:value-type="float">
            <text:p>005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3" calcext:value-type="float">
            <text:p>005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4" calcext:value-type="float">
            <text:p>005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5" calcext:value-type="float">
            <text:p>005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6" calcext:value-type="float">
            <text:p>005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7" calcext:value-type="float">
            <text:p>005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8" calcext:value-type="float">
            <text:p>005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59" calcext:value-type="float">
            <text:p>005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0" calcext:value-type="float">
            <text:p>005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1" calcext:value-type="float">
            <text:p>005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2" calcext:value-type="float">
            <text:p>005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3" calcext:value-type="float">
            <text:p>005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4" calcext:value-type="float">
            <text:p>005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5" calcext:value-type="float">
            <text:p>005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6" calcext:value-type="float">
            <text:p>005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7" calcext:value-type="float">
            <text:p>005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8" calcext:value-type="float">
            <text:p>005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69" calcext:value-type="float">
            <text:p>005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0" calcext:value-type="float">
            <text:p>005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1" calcext:value-type="float">
            <text:p>005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2" calcext:value-type="float">
            <text:p>005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3" calcext:value-type="float">
            <text:p>005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4" calcext:value-type="float">
            <text:p>005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5" calcext:value-type="float">
            <text:p>005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6" calcext:value-type="float">
            <text:p>005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7" calcext:value-type="float">
            <text:p>005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8" calcext:value-type="float">
            <text:p>005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79" calcext:value-type="float">
            <text:p>005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0" calcext:value-type="float">
            <text:p>005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1" calcext:value-type="float">
            <text:p>005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2" calcext:value-type="float">
            <text:p>005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3" calcext:value-type="float">
            <text:p>005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4" calcext:value-type="float">
            <text:p>005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5" calcext:value-type="float">
            <text:p>005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6" calcext:value-type="float">
            <text:p>005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7" calcext:value-type="float">
            <text:p>005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8" calcext:value-type="float">
            <text:p>005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89" calcext:value-type="float">
            <text:p>005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0" calcext:value-type="float">
            <text:p>005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1" calcext:value-type="float">
            <text:p>005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2" calcext:value-type="float">
            <text:p>005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3" calcext:value-type="float">
            <text:p>005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4" calcext:value-type="float">
            <text:p>005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5" calcext:value-type="float">
            <text:p>005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6" calcext:value-type="float">
            <text:p>005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7" calcext:value-type="float">
            <text:p>005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8" calcext:value-type="float">
            <text:p>005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599" calcext:value-type="float">
            <text:p>005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0" calcext:value-type="float">
            <text:p>006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1" calcext:value-type="float">
            <text:p>006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2" calcext:value-type="float">
            <text:p>006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3" calcext:value-type="float">
            <text:p>006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4" calcext:value-type="float">
            <text:p>006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5" calcext:value-type="float">
            <text:p>006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6" calcext:value-type="float">
            <text:p>006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7" calcext:value-type="float">
            <text:p>006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8" calcext:value-type="float">
            <text:p>006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09" calcext:value-type="float">
            <text:p>006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0" calcext:value-type="float">
            <text:p>006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1" calcext:value-type="float">
            <text:p>006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2" calcext:value-type="float">
            <text:p>006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3" calcext:value-type="float">
            <text:p>006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4" calcext:value-type="float">
            <text:p>006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5" calcext:value-type="float">
            <text:p>006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6" calcext:value-type="float">
            <text:p>006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7" calcext:value-type="float">
            <text:p>006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8" calcext:value-type="float">
            <text:p>006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19" calcext:value-type="float">
            <text:p>006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0" calcext:value-type="float">
            <text:p>006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1" calcext:value-type="float">
            <text:p>006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2" calcext:value-type="float">
            <text:p>006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3" calcext:value-type="float">
            <text:p>006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4" calcext:value-type="float">
            <text:p>006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5" calcext:value-type="float">
            <text:p>006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6" calcext:value-type="float">
            <text:p>006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7" calcext:value-type="float">
            <text:p>006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8" calcext:value-type="float">
            <text:p>006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29" calcext:value-type="float">
            <text:p>006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0" calcext:value-type="float">
            <text:p>006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1" calcext:value-type="float">
            <text:p>006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2" calcext:value-type="float">
            <text:p>006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3" calcext:value-type="float">
            <text:p>006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4" calcext:value-type="float">
            <text:p>006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5" calcext:value-type="float">
            <text:p>006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6" calcext:value-type="float">
            <text:p>006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7" calcext:value-type="float">
            <text:p>006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8" calcext:value-type="float">
            <text:p>006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39" calcext:value-type="float">
            <text:p>006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0" calcext:value-type="float">
            <text:p>006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1" calcext:value-type="float">
            <text:p>006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2" calcext:value-type="float">
            <text:p>006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3" calcext:value-type="float">
            <text:p>006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4" calcext:value-type="float">
            <text:p>006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5" calcext:value-type="float">
            <text:p>006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6" calcext:value-type="float">
            <text:p>006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7" calcext:value-type="float">
            <text:p>006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8" calcext:value-type="float">
            <text:p>006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49" calcext:value-type="float">
            <text:p>006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0" calcext:value-type="float">
            <text:p>006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1" calcext:value-type="float">
            <text:p>006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2" calcext:value-type="float">
            <text:p>006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3" calcext:value-type="float">
            <text:p>006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4" calcext:value-type="float">
            <text:p>006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5" calcext:value-type="float">
            <text:p>006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6" calcext:value-type="float">
            <text:p>006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7" calcext:value-type="float">
            <text:p>006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8" calcext:value-type="float">
            <text:p>006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59" calcext:value-type="float">
            <text:p>006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0" calcext:value-type="float">
            <text:p>006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1" calcext:value-type="float">
            <text:p>006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2" calcext:value-type="float">
            <text:p>006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3" calcext:value-type="float">
            <text:p>006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4" calcext:value-type="float">
            <text:p>006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5" calcext:value-type="float">
            <text:p>006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6" calcext:value-type="float">
            <text:p>006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7" calcext:value-type="float">
            <text:p>006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8" calcext:value-type="float">
            <text:p>006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69" calcext:value-type="float">
            <text:p>006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0" calcext:value-type="float">
            <text:p>006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1" calcext:value-type="float">
            <text:p>006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2" calcext:value-type="float">
            <text:p>006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3" calcext:value-type="float">
            <text:p>006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4" calcext:value-type="float">
            <text:p>006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5" calcext:value-type="float">
            <text:p>006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6" calcext:value-type="float">
            <text:p>006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7" calcext:value-type="float">
            <text:p>006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8" calcext:value-type="float">
            <text:p>006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79" calcext:value-type="float">
            <text:p>006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0" calcext:value-type="float">
            <text:p>006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1" calcext:value-type="float">
            <text:p>006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2" calcext:value-type="float">
            <text:p>006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3" calcext:value-type="float">
            <text:p>006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4" calcext:value-type="float">
            <text:p>006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5" calcext:value-type="float">
            <text:p>006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6" calcext:value-type="float">
            <text:p>006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7" calcext:value-type="float">
            <text:p>006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8" calcext:value-type="float">
            <text:p>006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89" calcext:value-type="float">
            <text:p>006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0" calcext:value-type="float">
            <text:p>006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1" calcext:value-type="float">
            <text:p>006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2" calcext:value-type="float">
            <text:p>006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3" calcext:value-type="float">
            <text:p>006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4" calcext:value-type="float">
            <text:p>006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5" calcext:value-type="float">
            <text:p>006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6" calcext:value-type="float">
            <text:p>006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7" calcext:value-type="float">
            <text:p>006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8" calcext:value-type="float">
            <text:p>006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699" calcext:value-type="float">
            <text:p>006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0" calcext:value-type="float">
            <text:p>007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1" calcext:value-type="float">
            <text:p>007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2" calcext:value-type="float">
            <text:p>007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3" calcext:value-type="float">
            <text:p>007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4" calcext:value-type="float">
            <text:p>007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5" calcext:value-type="float">
            <text:p>007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6" calcext:value-type="float">
            <text:p>007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7" calcext:value-type="float">
            <text:p>007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8" calcext:value-type="float">
            <text:p>007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09" calcext:value-type="float">
            <text:p>007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0" calcext:value-type="float">
            <text:p>007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1" calcext:value-type="float">
            <text:p>007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2" calcext:value-type="float">
            <text:p>007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3" calcext:value-type="float">
            <text:p>007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4" calcext:value-type="float">
            <text:p>007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5" calcext:value-type="float">
            <text:p>007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6" calcext:value-type="float">
            <text:p>007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7" calcext:value-type="float">
            <text:p>007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8" calcext:value-type="float">
            <text:p>007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19" calcext:value-type="float">
            <text:p>007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0" calcext:value-type="float">
            <text:p>007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1" calcext:value-type="float">
            <text:p>007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2" calcext:value-type="float">
            <text:p>007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3" calcext:value-type="float">
            <text:p>007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4" calcext:value-type="float">
            <text:p>007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5" calcext:value-type="float">
            <text:p>007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6" calcext:value-type="float">
            <text:p>007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7" calcext:value-type="float">
            <text:p>007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8" calcext:value-type="float">
            <text:p>007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29" calcext:value-type="float">
            <text:p>007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0" calcext:value-type="float">
            <text:p>007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1" calcext:value-type="float">
            <text:p>007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2" calcext:value-type="float">
            <text:p>007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3" calcext:value-type="float">
            <text:p>007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4" calcext:value-type="float">
            <text:p>007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5" calcext:value-type="float">
            <text:p>007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6" calcext:value-type="float">
            <text:p>007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7" calcext:value-type="float">
            <text:p>007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8" calcext:value-type="float">
            <text:p>007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39" calcext:value-type="float">
            <text:p>007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0" calcext:value-type="float">
            <text:p>007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1" calcext:value-type="float">
            <text:p>007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2" calcext:value-type="float">
            <text:p>007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3" calcext:value-type="float">
            <text:p>007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4" calcext:value-type="float">
            <text:p>007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5" calcext:value-type="float">
            <text:p>007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6" calcext:value-type="float">
            <text:p>007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7" calcext:value-type="float">
            <text:p>007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8" calcext:value-type="float">
            <text:p>007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49" calcext:value-type="float">
            <text:p>007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0" calcext:value-type="float">
            <text:p>007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1" calcext:value-type="float">
            <text:p>007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2" calcext:value-type="float">
            <text:p>007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3" calcext:value-type="float">
            <text:p>007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4" calcext:value-type="float">
            <text:p>007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5" calcext:value-type="float">
            <text:p>007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6" calcext:value-type="float">
            <text:p>007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7" calcext:value-type="float">
            <text:p>007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8" calcext:value-type="float">
            <text:p>007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59" calcext:value-type="float">
            <text:p>007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0" calcext:value-type="float">
            <text:p>007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1" calcext:value-type="float">
            <text:p>007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2" calcext:value-type="float">
            <text:p>007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3" calcext:value-type="float">
            <text:p>007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4" calcext:value-type="float">
            <text:p>007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5" calcext:value-type="float">
            <text:p>007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6" calcext:value-type="float">
            <text:p>007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7" calcext:value-type="float">
            <text:p>007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8" calcext:value-type="float">
            <text:p>007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69" calcext:value-type="float">
            <text:p>007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0" calcext:value-type="float">
            <text:p>007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1" calcext:value-type="float">
            <text:p>007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2" calcext:value-type="float">
            <text:p>007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3" calcext:value-type="float">
            <text:p>007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4" calcext:value-type="float">
            <text:p>007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5" calcext:value-type="float">
            <text:p>007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6" calcext:value-type="float">
            <text:p>007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7" calcext:value-type="float">
            <text:p>007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8" calcext:value-type="float">
            <text:p>007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79" calcext:value-type="float">
            <text:p>007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0" calcext:value-type="float">
            <text:p>007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1" calcext:value-type="float">
            <text:p>007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2" calcext:value-type="float">
            <text:p>007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3" calcext:value-type="float">
            <text:p>007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4" calcext:value-type="float">
            <text:p>007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5" calcext:value-type="float">
            <text:p>007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6" calcext:value-type="float">
            <text:p>007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7" calcext:value-type="float">
            <text:p>007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8" calcext:value-type="float">
            <text:p>007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89" calcext:value-type="float">
            <text:p>007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0" calcext:value-type="float">
            <text:p>007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1" calcext:value-type="float">
            <text:p>007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2" calcext:value-type="float">
            <text:p>007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3" calcext:value-type="float">
            <text:p>007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4" calcext:value-type="float">
            <text:p>007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5" calcext:value-type="float">
            <text:p>007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6" calcext:value-type="float">
            <text:p>007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7" calcext:value-type="float">
            <text:p>007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8" calcext:value-type="float">
            <text:p>007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799" calcext:value-type="float">
            <text:p>007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0" calcext:value-type="float">
            <text:p>008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1" calcext:value-type="float">
            <text:p>008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2" calcext:value-type="float">
            <text:p>008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3" calcext:value-type="float">
            <text:p>008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4" calcext:value-type="float">
            <text:p>008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5" calcext:value-type="float">
            <text:p>008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6" calcext:value-type="float">
            <text:p>008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7" calcext:value-type="float">
            <text:p>008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8" calcext:value-type="float">
            <text:p>008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09" calcext:value-type="float">
            <text:p>008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0" calcext:value-type="float">
            <text:p>008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1" calcext:value-type="float">
            <text:p>008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2" calcext:value-type="float">
            <text:p>008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3" calcext:value-type="float">
            <text:p>008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4" calcext:value-type="float">
            <text:p>008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5" calcext:value-type="float">
            <text:p>008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6" calcext:value-type="float">
            <text:p>008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7" calcext:value-type="float">
            <text:p>008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8" calcext:value-type="float">
            <text:p>008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19" calcext:value-type="float">
            <text:p>008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0" calcext:value-type="float">
            <text:p>008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1" calcext:value-type="float">
            <text:p>008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2" calcext:value-type="float">
            <text:p>008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3" calcext:value-type="float">
            <text:p>008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4" calcext:value-type="float">
            <text:p>008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5" calcext:value-type="float">
            <text:p>008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6" calcext:value-type="float">
            <text:p>008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7" calcext:value-type="float">
            <text:p>008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8" calcext:value-type="float">
            <text:p>008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29" calcext:value-type="float">
            <text:p>008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0" calcext:value-type="float">
            <text:p>008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1" calcext:value-type="float">
            <text:p>008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2" calcext:value-type="float">
            <text:p>008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3" calcext:value-type="float">
            <text:p>008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4" calcext:value-type="float">
            <text:p>008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5" calcext:value-type="float">
            <text:p>008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6" calcext:value-type="float">
            <text:p>008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7" calcext:value-type="float">
            <text:p>008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8" calcext:value-type="float">
            <text:p>008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39" calcext:value-type="float">
            <text:p>008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0" calcext:value-type="float">
            <text:p>008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1" calcext:value-type="float">
            <text:p>008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2" calcext:value-type="float">
            <text:p>008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3" calcext:value-type="float">
            <text:p>008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4" calcext:value-type="float">
            <text:p>008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5" calcext:value-type="float">
            <text:p>008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6" calcext:value-type="float">
            <text:p>008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7" calcext:value-type="float">
            <text:p>008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8" calcext:value-type="float">
            <text:p>008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49" calcext:value-type="float">
            <text:p>008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0" calcext:value-type="float">
            <text:p>008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1" calcext:value-type="float">
            <text:p>008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2" calcext:value-type="float">
            <text:p>008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3" calcext:value-type="float">
            <text:p>008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4" calcext:value-type="float">
            <text:p>008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5" calcext:value-type="float">
            <text:p>008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6" calcext:value-type="float">
            <text:p>008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7" calcext:value-type="float">
            <text:p>008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8" calcext:value-type="float">
            <text:p>008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59" calcext:value-type="float">
            <text:p>008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0" calcext:value-type="float">
            <text:p>008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1" calcext:value-type="float">
            <text:p>008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2" calcext:value-type="float">
            <text:p>008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3" calcext:value-type="float">
            <text:p>008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4" calcext:value-type="float">
            <text:p>008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5" calcext:value-type="float">
            <text:p>008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6" calcext:value-type="float">
            <text:p>008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7" calcext:value-type="float">
            <text:p>008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8" calcext:value-type="float">
            <text:p>008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69" calcext:value-type="float">
            <text:p>008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0" calcext:value-type="float">
            <text:p>008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1" calcext:value-type="float">
            <text:p>008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2" calcext:value-type="float">
            <text:p>008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3" calcext:value-type="float">
            <text:p>008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4" calcext:value-type="float">
            <text:p>008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5" calcext:value-type="float">
            <text:p>008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6" calcext:value-type="float">
            <text:p>008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7" calcext:value-type="float">
            <text:p>008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8" calcext:value-type="float">
            <text:p>008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79" calcext:value-type="float">
            <text:p>008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0" calcext:value-type="float">
            <text:p>008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1" calcext:value-type="float">
            <text:p>008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2" calcext:value-type="float">
            <text:p>008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3" calcext:value-type="float">
            <text:p>008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4" calcext:value-type="float">
            <text:p>008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5" calcext:value-type="float">
            <text:p>008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6" calcext:value-type="float">
            <text:p>008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7" calcext:value-type="float">
            <text:p>008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8" calcext:value-type="float">
            <text:p>008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89" calcext:value-type="float">
            <text:p>008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0" calcext:value-type="float">
            <text:p>008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1" calcext:value-type="float">
            <text:p>008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2" calcext:value-type="float">
            <text:p>008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3" calcext:value-type="float">
            <text:p>008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4" calcext:value-type="float">
            <text:p>008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5" calcext:value-type="float">
            <text:p>008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6" calcext:value-type="float">
            <text:p>008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7" calcext:value-type="float">
            <text:p>008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8" calcext:value-type="float">
            <text:p>008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899" calcext:value-type="float">
            <text:p>0089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0" calcext:value-type="float">
            <text:p>0090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1" calcext:value-type="float">
            <text:p>0090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2" calcext:value-type="float">
            <text:p>0090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3" calcext:value-type="float">
            <text:p>0090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4" calcext:value-type="float">
            <text:p>0090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5" calcext:value-type="float">
            <text:p>0090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6" calcext:value-type="float">
            <text:p>0090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7" calcext:value-type="float">
            <text:p>0090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8" calcext:value-type="float">
            <text:p>0090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09" calcext:value-type="float">
            <text:p>0090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0" calcext:value-type="float">
            <text:p>0091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1" calcext:value-type="float">
            <text:p>0091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2" calcext:value-type="float">
            <text:p>0091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3" calcext:value-type="float">
            <text:p>0091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4" calcext:value-type="float">
            <text:p>0091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5" calcext:value-type="float">
            <text:p>0091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6" calcext:value-type="float">
            <text:p>0091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7" calcext:value-type="float">
            <text:p>0091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8" calcext:value-type="float">
            <text:p>0091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19" calcext:value-type="float">
            <text:p>0091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0" calcext:value-type="float">
            <text:p>0092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1" calcext:value-type="float">
            <text:p>0092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2" calcext:value-type="float">
            <text:p>0092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3" calcext:value-type="float">
            <text:p>0092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4" calcext:value-type="float">
            <text:p>0092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5" calcext:value-type="float">
            <text:p>0092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6" calcext:value-type="float">
            <text:p>0092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7" calcext:value-type="float">
            <text:p>0092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8" calcext:value-type="float">
            <text:p>0092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29" calcext:value-type="float">
            <text:p>0092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0" calcext:value-type="float">
            <text:p>0093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1" calcext:value-type="float">
            <text:p>0093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2" calcext:value-type="float">
            <text:p>0093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3" calcext:value-type="float">
            <text:p>0093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4" calcext:value-type="float">
            <text:p>0093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5" calcext:value-type="float">
            <text:p>0093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6" calcext:value-type="float">
            <text:p>0093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7" calcext:value-type="float">
            <text:p>0093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8" calcext:value-type="float">
            <text:p>0093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39" calcext:value-type="float">
            <text:p>0093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0" calcext:value-type="float">
            <text:p>0094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1" calcext:value-type="float">
            <text:p>0094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2" calcext:value-type="float">
            <text:p>0094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3" calcext:value-type="float">
            <text:p>0094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4" calcext:value-type="float">
            <text:p>0094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5" calcext:value-type="float">
            <text:p>0094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6" calcext:value-type="float">
            <text:p>0094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7" calcext:value-type="float">
            <text:p>0094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8" calcext:value-type="float">
            <text:p>0094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49" calcext:value-type="float">
            <text:p>0094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0" calcext:value-type="float">
            <text:p>0095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1" calcext:value-type="float">
            <text:p>0095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2" calcext:value-type="float">
            <text:p>0095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3" calcext:value-type="float">
            <text:p>0095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4" calcext:value-type="float">
            <text:p>0095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5" calcext:value-type="float">
            <text:p>0095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6" calcext:value-type="float">
            <text:p>0095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7" calcext:value-type="float">
            <text:p>0095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8" calcext:value-type="float">
            <text:p>0095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59" calcext:value-type="float">
            <text:p>0095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0" calcext:value-type="float">
            <text:p>0096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1" calcext:value-type="float">
            <text:p>0096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2" calcext:value-type="float">
            <text:p>0096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3" calcext:value-type="float">
            <text:p>0096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4" calcext:value-type="float">
            <text:p>0096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5" calcext:value-type="float">
            <text:p>0096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6" calcext:value-type="float">
            <text:p>0096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7" calcext:value-type="float">
            <text:p>0096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8" calcext:value-type="float">
            <text:p>0096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69" calcext:value-type="float">
            <text:p>0096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0" calcext:value-type="float">
            <text:p>0097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1" calcext:value-type="float">
            <text:p>0097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2" calcext:value-type="float">
            <text:p>0097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3" calcext:value-type="float">
            <text:p>0097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4" calcext:value-type="float">
            <text:p>0097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5" calcext:value-type="float">
            <text:p>0097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6" calcext:value-type="float">
            <text:p>0097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7" calcext:value-type="float">
            <text:p>0097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8" calcext:value-type="float">
            <text:p>0097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79" calcext:value-type="float">
            <text:p>0097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0" calcext:value-type="float">
            <text:p>0098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1" calcext:value-type="float">
            <text:p>0098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2" calcext:value-type="float">
            <text:p>0098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3" calcext:value-type="float">
            <text:p>0098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4" calcext:value-type="float">
            <text:p>0098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5" calcext:value-type="float">
            <text:p>0098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6" calcext:value-type="float">
            <text:p>0098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7" calcext:value-type="float">
            <text:p>0098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8" calcext:value-type="float">
            <text:p>0098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89" calcext:value-type="float">
            <text:p>00989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0" calcext:value-type="float">
            <text:p>00990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1" calcext:value-type="float">
            <text:p>00991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2" calcext:value-type="float">
            <text:p>00992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3" calcext:value-type="float">
            <text:p>00993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4" calcext:value-type="float">
            <text:p>00994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5" calcext:value-type="float">
            <text:p>00995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6" calcext:value-type="float">
            <text:p>00996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7" calcext:value-type="float">
            <text:p>00997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8" calcext:value-type="float">
            <text:p>00998</text:p>
          </table:table-cell>
          <table:table-cell office:value-type="string" calcext:value-type="string">
            <text:p>.he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physionet.org/physiobank/database/challenge/2017/training/A00/" xlink:type="simple">https://physionet.org/physiobank/database/challenge/2017/training/A00/</text:a>A</text:p>
          </table:table-cell>
          <table:table-cell office:value-type="float" office:value="999" calcext:value-type="float">
            <text:p>00999</text:p>
          </table:table-cell>
          <table:table-cell office:value-type="string" calcext:value-type="string">
            <text:p>.he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0" number:min-integer-digits="5" number:decimal-replacement="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25:15.775945294</meta:creation-date>
    <dc:date>2018-03-21T12:30:24.091959346</dc:date>
    <meta:editing-duration>PT5M9S</meta:editing-duration>
    <meta:editing-cycles>1</meta:editing-cycles>
    <meta:document-statistic meta:table-count="1" meta:cell-count="2997" meta:object-count="0"/>
    <meta:generator>LibreOffice/5.1.6.2$Linux_X86_64 LibreOffice_project/10m0$Build-2</meta:generator>
  </office:meta>
</office:document-meta>
</file>